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88879935" calcext:value-type="float">
            <text:p>288879935</text:p>
          </table:table-cell>
          <table:table-cell office:value-type="string" calcext:value-type="string">
            <text:p>Milissegundos 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4867329" calcext:value-type="float">
            <text:p>194867329</text:p>
          </table:table-cell>
          <table:table-cell office:value-type="string" calcext:value-type="string">
            <text:p>Milissegundos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2079321" calcext:value-type="float">
            <text:p>192079321</text:p>
          </table:table-cell>
          <table:table-cell office:value-type="string" calcext:value-type="string">
            <text:p>Milissegundos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7377493" calcext:value-type="float">
            <text:p>197377493</text:p>
          </table:table-cell>
          <table:table-cell office:value-type="string" calcext:value-type="string">
            <text:p>Milissegundos 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1720355" calcext:value-type="float">
            <text:p>191720355</text:p>
          </table:table-cell>
          <table:table-cell office:value-type="string" calcext:value-type="string">
            <text:p>Milissegundos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3462764" calcext:value-type="float">
            <text:p>193462764</text:p>
          </table:table-cell>
          <table:table-cell office:value-type="string" calcext:value-type="string">
            <text:p>Milissegundos 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3193755" calcext:value-type="float">
            <text:p>193193755</text:p>
          </table:table-cell>
          <table:table-cell office:value-type="string" calcext:value-type="string">
            <text:p>Milissegundos 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1682060" calcext:value-type="float">
            <text:p>191682060</text:p>
          </table:table-cell>
          <table:table-cell office:value-type="string" calcext:value-type="string">
            <text:p>Milissegundos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2220624" calcext:value-type="float">
            <text:p>192220624</text:p>
          </table:table-cell>
          <table:table-cell office:value-type="string" calcext:value-type="string">
            <text:p>Milissegundos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9214414" calcext:value-type="float">
            <text:p>189214414</text:p>
          </table:table-cell>
          <table:table-cell office:value-type="string" calcext:value-type="string">
            <text:p>Milissegundos 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0448828" calcext:value-type="float">
            <text:p>190448828</text:p>
          </table:table-cell>
          <table:table-cell office:value-type="string" calcext:value-type="string">
            <text:p>Milissegundo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0227389" calcext:value-type="float">
            <text:p>190227389</text:p>
          </table:table-cell>
          <table:table-cell office:value-type="string" calcext:value-type="string">
            <text:p>Milissegundo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0911967" calcext:value-type="float">
            <text:p>190911967</text:p>
          </table:table-cell>
          <table:table-cell office:value-type="string" calcext:value-type="string">
            <text:p>Milissegundo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8050246" calcext:value-type="float">
            <text:p>198050246</text:p>
          </table:table-cell>
          <table:table-cell office:value-type="string" calcext:value-type="string">
            <text:p>Milissegundos 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1338278" calcext:value-type="float">
            <text:p>191338278</text:p>
          </table:table-cell>
          <table:table-cell office:value-type="string" calcext:value-type="string">
            <text:p>Milissegundos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6912332" calcext:value-type="float">
            <text:p>186912332</text:p>
          </table:table-cell>
          <table:table-cell office:value-type="string" calcext:value-type="string">
            <text:p>Milissegundos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5118212" calcext:value-type="float">
            <text:p>195118212</text:p>
          </table:table-cell>
          <table:table-cell office:value-type="string" calcext:value-type="string">
            <text:p>Milissegundos 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4627447" calcext:value-type="float">
            <text:p>184627447</text:p>
          </table:table-cell>
          <table:table-cell office:value-type="string" calcext:value-type="string">
            <text:p>Milissegundos 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8066269" calcext:value-type="float">
            <text:p>188066269</text:p>
          </table:table-cell>
          <table:table-cell office:value-type="string" calcext:value-type="string">
            <text:p>Milissegundos 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8579246" calcext:value-type="float">
            <text:p>188579246</text:p>
          </table:table-cell>
          <table:table-cell office:value-type="string" calcext:value-type="string">
            <text:p>Milissegundos 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4322390" calcext:value-type="float">
            <text:p>194322390</text:p>
          </table:table-cell>
          <table:table-cell office:value-type="string" calcext:value-type="string">
            <text:p>Milissegundos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6665904" calcext:value-type="float">
            <text:p>196665904</text:p>
          </table:table-cell>
          <table:table-cell office:value-type="string" calcext:value-type="string">
            <text:p>Milissegundos 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8196172" calcext:value-type="float">
            <text:p>188196172</text:p>
          </table:table-cell>
          <table:table-cell office:value-type="string" calcext:value-type="string">
            <text:p>Milissegundos 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4962273" calcext:value-type="float">
            <text:p>194962273</text:p>
          </table:table-cell>
          <table:table-cell office:value-type="string" calcext:value-type="string">
            <text:p>Milissegundos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1453276" calcext:value-type="float">
            <text:p>191453276</text:p>
          </table:table-cell>
          <table:table-cell office:value-type="string" calcext:value-type="string">
            <text:p>Milissegundos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6207479" calcext:value-type="float">
            <text:p>196207479</text:p>
          </table:table-cell>
          <table:table-cell office:value-type="string" calcext:value-type="string">
            <text:p>Milissegundos 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2054092" calcext:value-type="float">
            <text:p>192054092</text:p>
          </table:table-cell>
          <table:table-cell office:value-type="string" calcext:value-type="string">
            <text:p>Milissegundos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9043330" calcext:value-type="float">
            <text:p>189043330</text:p>
          </table:table-cell>
          <table:table-cell office:value-type="string" calcext:value-type="string">
            <text:p>Milissegundos 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0641616" calcext:value-type="float">
            <text:p>190641616</text:p>
          </table:table-cell>
          <table:table-cell office:value-type="string" calcext:value-type="string">
            <text:p>Milissegundo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1852935" calcext:value-type="float">
            <text:p>191852935</text:p>
          </table:table-cell>
          <table:table-cell office:value-type="string" calcext:value-type="string">
            <text:p>Milissegundos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2266353" calcext:value-type="float">
            <text:p>192266353</text:p>
          </table:table-cell>
          <table:table-cell office:value-type="string" calcext:value-type="string">
            <text:p>Milissegundos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8021154" calcext:value-type="float">
            <text:p>198021154</text:p>
          </table:table-cell>
          <table:table-cell office:value-type="string" calcext:value-type="string">
            <text:p>Milissegundos 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9203118" calcext:value-type="float">
            <text:p>189203118</text:p>
          </table:table-cell>
          <table:table-cell office:value-type="string" calcext:value-type="string">
            <text:p>Milissegundos 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9614148" calcext:value-type="float">
            <text:p>189614148</text:p>
          </table:table-cell>
          <table:table-cell office:value-type="string" calcext:value-type="string">
            <text:p>Milissegundos 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2718117" calcext:value-type="float">
            <text:p>192718117</text:p>
          </table:table-cell>
          <table:table-cell office:value-type="string" calcext:value-type="string">
            <text:p>Milissegundos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1263788" calcext:value-type="float">
            <text:p>191263788</text:p>
          </table:table-cell>
          <table:table-cell office:value-type="string" calcext:value-type="string">
            <text:p>Milissegundos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3386534" calcext:value-type="float">
            <text:p>193386534</text:p>
          </table:table-cell>
          <table:table-cell office:value-type="string" calcext:value-type="string">
            <text:p>Milissegundos 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7013479" calcext:value-type="float">
            <text:p>187013479</text:p>
          </table:table-cell>
          <table:table-cell office:value-type="string" calcext:value-type="string">
            <text:p>Milissegundos 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9154134" calcext:value-type="float">
            <text:p>189154134</text:p>
          </table:table-cell>
          <table:table-cell office:value-type="string" calcext:value-type="string">
            <text:p>Milissegundos 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2021114" calcext:value-type="float">
            <text:p>192021114</text:p>
          </table:table-cell>
          <table:table-cell office:value-type="string" calcext:value-type="string">
            <text:p>Milissegundos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1399241" calcext:value-type="float">
            <text:p>191399241</text:p>
          </table:table-cell>
          <table:table-cell office:value-type="string" calcext:value-type="string">
            <text:p>Milissegundos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2305287" calcext:value-type="float">
            <text:p>192305287</text:p>
          </table:table-cell>
          <table:table-cell office:value-type="string" calcext:value-type="string">
            <text:p>Milissegundos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8608889" calcext:value-type="float">
            <text:p>188608889</text:p>
          </table:table-cell>
          <table:table-cell office:value-type="string" calcext:value-type="string">
            <text:p>Milissegundos 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7080802" calcext:value-type="float">
            <text:p>187080802</text:p>
          </table:table-cell>
          <table:table-cell office:value-type="string" calcext:value-type="string">
            <text:p>Milissegundos 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9331815" calcext:value-type="float">
            <text:p>189331815</text:p>
          </table:table-cell>
          <table:table-cell office:value-type="string" calcext:value-type="string">
            <text:p>Milissegundos 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89593595" calcext:value-type="float">
            <text:p>189593595</text:p>
          </table:table-cell>
          <table:table-cell office:value-type="string" calcext:value-type="string">
            <text:p>Milissegundos 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0683473" calcext:value-type="float">
            <text:p>190683473</text:p>
          </table:table-cell>
          <table:table-cell office:value-type="string" calcext:value-type="string">
            <text:p>Milissegundo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0670366" calcext:value-type="float">
            <text:p>190670366</text:p>
          </table:table-cell>
          <table:table-cell office:value-type="string" calcext:value-type="string">
            <text:p>Milissegundo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0443099" calcext:value-type="float">
            <text:p>190443099</text:p>
          </table:table-cell>
          <table:table-cell office:value-type="string" calcext:value-type="string">
            <text:p>Milissegundo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97269333" calcext:value-type="float">
            <text:p>197269333</text:p>
          </table:table-cell>
          <table:table-cell office:value-type="string" calcext:value-type="string">
            <text:p>Milissegundos 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50])" office:value-type="float" office:value="193.12" calcext:value-type="float">
            <text:p>193,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];[.F50])" office:value-type="float" office:value="64.3467170879758" calcext:value-type="float">
            <text:p>64,34671708797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53]/SQRT([.F54])" office:value-type="float" office:value="9.1" calcext:value-type="float">
            <text:p>9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0:29:52.8282841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32:37.708004757</meta:creation-date>
    <dc:date>2019-06-07T20:30:10.011244008</dc:date>
    <meta:editing-duration>PT6M46S</meta:editing-duration>
    <meta:editing-cycles>4</meta:editing-cycles>
    <meta:generator>LibreOffice/6.0.6.2$Linux_X86_64 LibreOffice_project/00m0$Build-2</meta:generator>
    <meta:document-statistic meta:table-count="1" meta:cell-count="258" meta:object-count="0"/>
  </office:meta>
</office:document-meta>
</file>